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list-style-name="L15"/>
    <style:style style:name="P3" style:family="paragraph" style:parent-style-name="Preformatted_20_Text" style:list-style-name="L19"/>
    <style:style style:name="P4" style:family="paragraph" style:parent-style-name="Preformatted_20_Text" style:list-style-name="L20"/>
    <style:style style:name="P5" style:family="paragraph" style:parent-style-name="Preformatted_20_Text" style:list-style-name="L21"/>
    <style:style style:name="P6" style:family="paragraph" style:parent-style-name="Preformatted_20_Text" style:list-style-name="L22"/>
    <style:style style:name="P7" style:family="paragraph" style:parent-style-name="Preformatted_20_Text" style:list-style-name="L25"/>
    <style:style style:name="P8" style:family="paragraph" style:parent-style-name="Preformatted_20_Text" style:list-style-name="L26"/>
    <style:style style:name="P9" style:family="paragraph" style:parent-style-name="Preformatted_20_Text" style:list-style-name="L27"/>
    <style:style style:name="P10" style:family="paragraph" style:parent-style-name="Preformatted_20_Text" style:list-style-name="L28"/>
    <style:style style:name="P11" style:family="paragraph" style:parent-style-name="Preformatted_20_Text" style:list-style-name="L29"/>
    <style:style style:name="P12" style:family="paragraph" style:parent-style-name="Preformatted_20_Text" style:list-style-name="L30"/>
    <style:style style:name="P13" style:family="paragraph" style:parent-style-name="Preformatted_20_Text" style:list-style-name="L31"/>
    <style:style style:name="P14" style:family="paragraph" style:parent-style-name="Preformatted_20_Text" style:list-style-name="L33"/>
    <style:style style:name="P15" style:family="paragraph" style:parent-style-name="Preformatted_20_Text" style:list-style-name="L34"/>
    <style:style style:name="P16" style:family="paragraph" style:parent-style-name="Preformatted_20_Text" style:list-style-name="L35"/>
    <style:style style:name="P17" style:family="paragraph" style:parent-style-name="Preformatted_20_Text" style:list-style-name="L36"/>
    <style:style style:name="P18" style:family="paragraph" style:parent-style-name="Text_20_body" style:list-style-name="L2">
      <style:paragraph-properties fo:margin-top="0in" fo:margin-bottom="0in" style:contextual-spacing="false"/>
    </style:style>
    <style:style style:name="P19" style:family="paragraph" style:parent-style-name="Text_20_body" style:list-style-name="L3">
      <style:paragraph-properties fo:margin-top="0in" fo:margin-bottom="0in" style:contextual-spacing="false"/>
    </style:style>
    <style:style style:name="P20" style:family="paragraph" style:parent-style-name="Text_20_body" style:list-style-name="L4">
      <style:paragraph-properties fo:margin-top="0in" fo:margin-bottom="0in" style:contextual-spacing="false"/>
    </style:style>
    <style:style style:name="P21" style:family="paragraph" style:parent-style-name="Text_20_body" style:list-style-name="L5">
      <style:paragraph-properties fo:margin-top="0in" fo:margin-bottom="0in" style:contextual-spacing="false"/>
    </style:style>
    <style:style style:name="P22" style:family="paragraph" style:parent-style-name="Text_20_body" style:list-style-name="L6">
      <style:paragraph-properties fo:margin-top="0in" fo:margin-bottom="0in" style:contextual-spacing="false"/>
    </style:style>
    <style:style style:name="P23" style:family="paragraph" style:parent-style-name="Text_20_body" style:list-style-name="L7">
      <style:paragraph-properties fo:margin-top="0in" fo:margin-bottom="0in" style:contextual-spacing="false"/>
    </style:style>
    <style:style style:name="P24" style:family="paragraph" style:parent-style-name="Text_20_body" style:list-style-name="L8">
      <style:paragraph-properties fo:margin-top="0in" fo:margin-bottom="0in" style:contextual-spacing="false"/>
    </style:style>
    <style:style style:name="P25" style:family="paragraph" style:parent-style-name="Text_20_body" style:list-style-name="L9">
      <style:paragraph-properties fo:margin-top="0in" fo:margin-bottom="0in" style:contextual-spacing="false"/>
    </style:style>
    <style:style style:name="P26" style:family="paragraph" style:parent-style-name="Text_20_body" style:list-style-name="L10">
      <style:paragraph-properties fo:margin-top="0in" fo:margin-bottom="0in" style:contextual-spacing="false"/>
    </style:style>
    <style:style style:name="P27" style:family="paragraph" style:parent-style-name="Text_20_body" style:list-style-name="L11">
      <style:paragraph-properties fo:margin-top="0in" fo:margin-bottom="0in" style:contextual-spacing="false"/>
    </style:style>
    <style:style style:name="P28" style:family="paragraph" style:parent-style-name="Text_20_body" style:list-style-name="L12">
      <style:paragraph-properties fo:margin-top="0in" fo:margin-bottom="0in" style:contextual-spacing="false"/>
    </style:style>
    <style:style style:name="P29" style:family="paragraph" style:parent-style-name="Text_20_body" style:list-style-name="L13">
      <style:paragraph-properties fo:margin-top="0in" fo:margin-bottom="0in" style:contextual-spacing="false"/>
    </style:style>
    <style:style style:name="P30" style:family="paragraph" style:parent-style-name="Text_20_body" style:list-style-name="L14">
      <style:paragraph-properties fo:margin-top="0in" fo:margin-bottom="0in" style:contextual-spacing="false"/>
    </style:style>
    <style:style style:name="P31" style:family="paragraph" style:parent-style-name="Text_20_body" style:list-style-name="L15"/>
    <style:style style:name="P32" style:family="paragraph" style:parent-style-name="Text_20_body" style:list-style-name="L16">
      <style:paragraph-properties fo:margin-top="0in" fo:margin-bottom="0in" style:contextual-spacing="false"/>
    </style:style>
    <style:style style:name="P33" style:family="paragraph" style:parent-style-name="Text_20_body" style:list-style-name="L17">
      <style:paragraph-properties fo:margin-top="0in" fo:margin-bottom="0in" style:contextual-spacing="false"/>
    </style:style>
    <style:style style:name="P34" style:family="paragraph" style:parent-style-name="Text_20_body" style:list-style-name="L18">
      <style:paragraph-properties fo:margin-top="0in" fo:margin-bottom="0in" style:contextual-spacing="false"/>
    </style:style>
    <style:style style:name="P35" style:family="paragraph" style:parent-style-name="Text_20_body" style:list-style-name="L19"/>
    <style:style style:name="P36" style:family="paragraph" style:parent-style-name="Text_20_body" style:list-style-name="L20"/>
    <style:style style:name="P37" style:family="paragraph" style:parent-style-name="Text_20_body" style:list-style-name="L21"/>
    <style:style style:name="P38" style:family="paragraph" style:parent-style-name="Text_20_body" style:list-style-name="L22"/>
    <style:style style:name="P39" style:family="paragraph" style:parent-style-name="Text_20_body" style:list-style-name="L23">
      <style:paragraph-properties fo:margin-top="0in" fo:margin-bottom="0in" style:contextual-spacing="false"/>
    </style:style>
    <style:style style:name="P40" style:family="paragraph" style:parent-style-name="Text_20_body" style:list-style-name="L24">
      <style:paragraph-properties fo:margin-top="0in" fo:margin-bottom="0in" style:contextual-spacing="false"/>
    </style:style>
    <style:style style:name="P41" style:family="paragraph" style:parent-style-name="Text_20_body" style:list-style-name="L25"/>
    <style:style style:name="P42" style:family="paragraph" style:parent-style-name="Text_20_body" style:list-style-name="L26"/>
    <style:style style:name="P43" style:family="paragraph" style:parent-style-name="Text_20_body" style:list-style-name="L27"/>
    <style:style style:name="P44" style:family="paragraph" style:parent-style-name="Text_20_body" style:list-style-name="L28"/>
    <style:style style:name="P45" style:family="paragraph" style:parent-style-name="Text_20_body" style:list-style-name="L29"/>
    <style:style style:name="P46" style:family="paragraph" style:parent-style-name="Text_20_body" style:list-style-name="L30"/>
    <style:style style:name="P47" style:family="paragraph" style:parent-style-name="Text_20_body" style:list-style-name="L31"/>
    <style:style style:name="P48" style:family="paragraph" style:parent-style-name="Text_20_body" style:list-style-name="L32">
      <style:paragraph-properties fo:margin-top="0in" fo:margin-bottom="0in" style:contextual-spacing="false"/>
    </style:style>
    <style:style style:name="P49" style:family="paragraph" style:parent-style-name="Text_20_body" style:list-style-name="L33"/>
    <style:style style:name="P50" style:family="paragraph" style:parent-style-name="Text_20_body" style:list-style-name="L34"/>
    <style:style style:name="P51" style:family="paragraph" style:parent-style-name="Text_20_body" style:list-style-name="L35"/>
    <style:style style:name="P52" style:family="paragraph" style:parent-style-name="Text_20_body" style:list-style-name="L36"/>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basic-database-administration-tasks"/>Basic Database Administration Tasks<text:bookmark-end text:name="basic-database-administration-tasks"/></text:h>
      <text:h text:style-name="Heading_20_2" text:outline-level="2"><text:bookmark-start text:name="introduction"/>Introduction<text:bookmark-end text:name="introduction"/></text:h>
      <text:p text:style-name="First_20_paragraph">This manual briefly covers basic database administration tasks for MySQL, MariaDB, and PostgreSQL on Debian-based Linux Distributions.</text:p>
      <text:h text:style-name="Heading_20_2" text:outline-level="2"><text:bookmark-start text:name="connecting-to-the-database-server"/>Connecting to the Database Server<text:bookmark-end text:name="connecting-to-the-database-server"/></text:h>
      <text:p text:style-name="First_20_paragraph">Each of the databases we're discussing – MySQL, MariaDB, and PostgreSQL – has its own command-line tool that allows you to interact with it directly from your Ubuntu Server terminal.</text:p>
      <text:list xml:id="list327785899" text:style-name="L15">
        <text:list-item>
          <text:p text:style-name="P31">For <text:span text:style-name="T1">MySQL</text:span> and <text:span text:style-name="T1">MariaDB</text:span>, the tool is usually <text:span text:style-name="Source_5f_Text">mysql</text:span> (since MariaDB was initially a fork of MySQL, they share a lot of client tools). To connect, you'll typically use a command like this:</text:p>
          <text:p text:style-name="P2"><text:span text:style-name="ExtensionTok">mysql</text:span><text:span text:style-name="NormalTok"> </text:span><text:span text:style-name="AttributeTok">-u</text:span><text:span text:style-name="NormalTok"> </text:span><text:span text:style-name="OperatorTok">&lt;</text:span><text:span text:style-name="NormalTok">username</text:span><text:span text:style-name="OperatorTok">&gt;</text:span><text:span text:style-name="NormalTok"> -p</text:span> </text:p>
          <text:p text:style-name="P31">Here, <text:span text:style-name="Source_5f_Text">&lt;username&gt;</text:span> is the name you use to log in. The <text:span text:style-name="Source_5f_Text">-p</text:span> flag tells MySQL to prompt you for your password. If you want to connect to a specific database right away, you can add its name at the end:</text:p>
          <text:p text:style-name="P2"><text:span text:style-name="ExtensionTok">mysql</text:span><text:span text:style-name="NormalTok"> </text:span><text:span text:style-name="AttributeTok">-u</text:span><text:span text:style-name="NormalTok"> </text:span><text:span text:style-name="OperatorTok">&lt;</text:span><text:span text:style-name="NormalTok">username</text:span><text:span text:style-name="OperatorTok">&gt;</text:span><text:span text:style-name="NormalTok"> -p </text:span><text:span text:style-name="OperatorTok">&lt;</text:span><text:span text:style-name="NormalTok">database_name</text:span><text:span text:style-name="OperatorTok">&gt;</text:span> </text:p>
        </text:list-item>
        <text:list-item>
          <text:p text:style-name="P31">For <text:span text:style-name="T1">PostgreSQL</text:span>, the command-line tool is <text:span text:style-name="Source_5f_Text">psql</text:span>. The basic command to connect is similar:</text:p>
          <text:p text:style-name="P2"><text:span text:style-name="ExtensionTok">psql</text:span><text:span text:style-name="NormalTok"> </text:span><text:span text:style-name="AttributeTok">-U</text:span><text:span text:style-name="NormalTok"> </text:span><text:span text:style-name="OperatorTok">&lt;</text:span><text:span text:style-name="NormalTok">username</text:span><text:span text:style-name="OperatorTok">&gt;</text:span><text:span text:style-name="NormalTok"> -W</text:span> </text:p>
          <text:p text:style-name="P31">Here, <text:span text:style-name="Source_5f_Text">-U</text:span> specifies the username, and <text:span text:style-name="Source_5f_Text">-W</text:span> prompts for the password. Just like with MySQL/MariaDB, you can specify a database to connect to:</text:p>
          <text:p text:style-name="P2"><text:span text:style-name="ExtensionTok">psql</text:span><text:span text:style-name="NormalTok"> </text:span><text:span text:style-name="AttributeTok">-U</text:span><text:span text:style-name="NormalTok"> </text:span><text:span text:style-name="OperatorTok">&lt;</text:span><text:span text:style-name="NormalTok">username</text:span><text:span text:style-name="OperatorTok">&gt;</text:span><text:span text:style-name="NormalTok"> -W </text:span><text:span text:style-name="OperatorTok">&lt;</text:span><text:span text:style-name="NormalTok">database_name</text:span><text:span text:style-name="OperatorTok">&gt;</text:span> </text:p>
        </text:list-item>
      </text:list>
      <text:p text:style-name="First_20_paragraph">Think of these commands as your personal entry codes. You provide your username, and the server asks for the secret password to let you in.</text:p>
      <text:h text:style-name="Heading_20_2" text:outline-level="2"><text:bookmark-start text:name="user-and-privilege-management"/>User and Privilege Management<text:bookmark-end text:name="user-and-privilege-management"/></text:h>
      <text:p text:style-name="First_20_paragraph">This is a crucial aspect of database administration, as it allows you to control who can access your databases and what actions they can perform. Think of it as setting up a security system for your database, ensuring that only authorized personnel have the necessary permissions.</text:p>
      <text:p text:style-name="Text_20_body">The principle of <text:span text:style-name="T1">least privilege</text:span> is key here. It means granting users only the specific permissions they need to do their job and nothing more. For example, a user who only needs to read data should only have <text:span text:style-name="Source_5f_Text">SELECT</text:span> privileges, not the ability to <text:span text:style-name="Source_5f_Text">DELETE</text:span> or <text:span text:style-name="Source_5f_Text">ALTER</text:span> tables. This helps prevent accidental or malicious damage to your data.</text:p>
      <text:p text:style-name="Text_20_body">Here's how it generally works across the three database systems:</text:p>
      <text:list xml:id="list2176054892" text:style-name="L16">
        <text:list-item>
          <text:p text:style-name="P32"><text:span text:style-name="T1">Creating Users</text:span>: Each system has its own SQL command to create new users. You'll <text:soft-page-break/>typically specify a username and a password (often hashed for security).</text:p>
        </text:list-item>
        <text:list-item>
          <text:p text:style-name="P32"><text:span text:style-name="T1">Granting Privileges</text:span>: You then grant specific permissions to these users on particular databases or even specific tables. Common privileges include <text:span text:style-name="Source_5f_Text">SELECT</text:span> (read data), <text:span text:style-name="Source_5f_Text">INSERT</text:span> (add data), <text:span text:style-name="Source_5f_Text">UPDATE</text:span> (modify data), <text:span text:style-name="Source_5f_Text">DELETE</text:span> (remove data), <text:span text:style-name="Source_5f_Text">CREATE</text:span> (create new databases or tables), <text:span text:style-name="Source_5f_Text">ALTER</text:span> (modify the structure of databases or tables), and <text:span text:style-name="Source_5f_Text">DROP</text:span> (delete databases or tables).</text:p>
        </text:list-item>
        <text:list-item>
          <text:p text:style-name="P32"><text:span text:style-name="T1">Revoking Privileges</text:span>: Just as you can grant privileges, you can also revoke them if a user's role changes or if they no longer need certain access.</text:p>
        </text:list-item>
      </text:list>
      <text:h text:style-name="Heading_20_3" text:outline-level="3"><text:bookmark-start text:name="creating-users"/>Creating Users<text:bookmark-end text:name="creating-users"/></text:h>
      <text:h text:style-name="Heading_20_4" text:outline-level="4"><text:bookmark-start text:name="creating-users-with-mysql-and-mariadb"/>Creating Users with MySQL and MariaDB<text:bookmark-end text:name="creating-users-with-mysql-and-mariadb"/></text:h>
      <text:p text:style-name="First_20_paragraph">You use the <text:span text:style-name="Source_5f_Text">CREATE USER</text:span> statement. The basic syntax is:</text:p>
      <text:p text:style-name="Preformatted_20_Text"><text:span text:style-name="KeywordTok">CREATE</text:span><text:span text:style-name="NormalTok"> </text:span><text:span text:style-name="FunctionTok">USER</text:span><text:span text:style-name="NormalTok"> </text:span><text:span text:style-name="StringTok">'&lt;username&gt;'</text:span><text:span text:style-name="NormalTok">@</text:span><text:span text:style-name="StringTok">'&lt;host&gt;'</text:span><text:span text:style-name="NormalTok"> </text:span><text:span text:style-name="KeywordTok">IDENTIFIED</text:span><text:span text:style-name="NormalTok"> </text:span><text:span text:style-name="KeywordTok">BY</text:span><text:span text:style-name="NormalTok"> </text:span><text:span text:style-name="StringTok">'&lt;password&gt;'</text:span><text:span text:style-name="NormalTok">;</text:span> </text:p>
      <text:list xml:id="list3244929668" text:style-name="L17">
        <text:list-item>
          <text:p text:style-name="P33"><text:span text:style-name="Source_5f_Text">'&lt;username&gt;'</text:span>: The name you want to give to the new user.</text:p>
        </text:list-item>
        <text:list-item>
          <text:p text:style-name="P33"><text:span text:style-name="Source_5f_Text">'&lt;host&gt;'</text:span>: Specifies where the user can connect from (e.g., <text:span text:style-name="Source_5f_Text">'localhost'</text:span> for connections from the same server, <text:span text:style-name="Source_5f_Text">'%'</text:span> for connections from any host - be cautious with this!).</text:p>
        </text:list-item>
        <text:list-item>
          <text:p text:style-name="P33"><text:span text:style-name="Source_5f_Text">'&lt;password&gt;'</text:span>: The password for the new user. It's important to choose a strong, unique password for security.</text:p>
        </text:list-item>
      </text:list>
      <text:p text:style-name="First_20_paragraph">For example, to create a user named <text:span text:style-name="Source_5f_Text">john</text:span> who can connect from <text:span text:style-name="Source_5f_Text">localhost</text:span> with the password <text:span text:style-name="Source_5f_Text">securepassword</text:span>:</text:p>
      <text:p text:style-name="Preformatted_20_Text"><text:span text:style-name="KeywordTok">CREATE</text:span><text:span text:style-name="NormalTok"> </text:span><text:span text:style-name="FunctionTok">USER</text:span><text:span text:style-name="NormalTok"> </text:span><text:span text:style-name="StringTok">'john'</text:span><text:span text:style-name="NormalTok">@</text:span><text:span text:style-name="StringTok">'localhost'</text:span><text:span text:style-name="NormalTok"> </text:span><text:span text:style-name="KeywordTok">IDENTIFIED</text:span><text:span text:style-name="NormalTok"> </text:span><text:span text:style-name="KeywordTok">BY</text:span><text:span text:style-name="NormalTok"> </text:span><text:span text:style-name="StringTok">'securepassword'</text:span><text:span text:style-name="NormalTok">;</text:span> </text:p>
      <text:p text:style-name="First_20_paragraph">Now you need to grant privileges to the user.</text:p>
      <text:h text:style-name="Heading_20_4" text:outline-level="4"><text:bookmark-start text:name="creating-users-with-postgresql"/>Creating Users with PostgreSQL<text:bookmark-end text:name="creating-users-with-postgresql"/></text:h>
      <text:p text:style-name="First_20_paragraph">You use the <text:span text:style-name="Source_5f_Text">CREATE ROLE</text:span> command to create new users (in PostgreSQL, users are a type of role).</text:p>
      <text:p text:style-name="Preformatted_20_Text"><text:span text:style-name="KeywordTok">CREATE</text:span><text:span text:style-name="NormalTok"> </text:span><text:span text:style-name="KeywordTok">ROLE</text:span><text:span text:style-name="NormalTok"> </text:span><text:span text:style-name="OperatorTok">&lt;</text:span><text:span text:style-name="NormalTok">username</text:span><text:span text:style-name="OperatorTok">&gt;</text:span><text:span text:style-name="NormalTok"> </text:span><text:span text:style-name="KeywordTok">WITH</text:span><text:span text:style-name="NormalTok"> LOGIN </text:span><text:span text:style-name="KeywordTok">PASSWORD</text:span><text:span text:style-name="NormalTok"> </text:span><text:span text:style-name="StringTok">'&lt;password&gt;'</text:span><text:span text:style-name="NormalTok">;</text:span> </text:p>
      <text:list xml:id="list2722989917" text:style-name="L18">
        <text:list-item>
          <text:p text:style-name="P34"><text:span text:style-name="Source_5f_Text">&lt;username&gt;</text:span>: The name for the new user.</text:p>
        </text:list-item>
        <text:list-item>
          <text:p text:style-name="P34"><text:span text:style-name="Source_5f_Text">WITH LOGIN</text:span>: This specifies that this role can be used to log in.</text:p>
        </text:list-item>
        <text:list-item>
          <text:p text:style-name="P34"><text:span text:style-name="Source_5f_Text">PASSWORD '&lt;password&gt;'</text:span>: Sets the password for the user.</text:p>
        </text:list-item>
      </text:list>
      <text:p text:style-name="First_20_paragraph">For example, to create a user named jane with the password anotherstrongpassword:</text:p>
      <text:p text:style-name="Preformatted_20_Text"><text:span text:style-name="KeywordTok">CREATE</text:span><text:span text:style-name="NormalTok"> </text:span><text:span text:style-name="KeywordTok">ROLE</text:span><text:span text:style-name="NormalTok"> jane </text:span><text:span text:style-name="KeywordTok">WITH</text:span><text:span text:style-name="NormalTok"> LOGIN </text:span><text:span text:style-name="KeywordTok">PASSWORD</text:span><text:span text:style-name="NormalTok"> </text:span><text:span text:style-name="StringTok">'anotherstrongpassword'</text:span><text:span text:style-name="NormalTok">;</text:span> </text:p>
      <text:h text:style-name="Heading_20_3" text:outline-level="3"><text:bookmark-start text:name="granting-and-revoking-privileges"/>Granting and Revoking Privileges<text:bookmark-end text:name="granting-and-revoking-privileges"/></text:h>
      <text:h text:style-name="Heading_20_4" text:outline-level="4"><text:bookmark-start text:name="granting-and-revoking-privileges-with-mysql-and-mariadb"/>Granting and Revoking Privileges with MySQL and MariaDB<text:bookmark-end text:name="granting-and-revoking-privileges-with-mysql-and-mariadb"/></text:h>
      <text:list xml:id="list1297906788" text:style-name="L19">
        <text:list-item>
          <text:p text:style-name="P35"><text:span text:style-name="T1">Granting Privileges</text:span>: You use the <text:span text:style-name="Source_5f_Text">GRANT</text:span> statement. The basic syntax looks like this:</text:p>
          <text:p text:style-name="P3"><text:span text:style-name="KeywordTok">GRANT</text:span><text:span text:style-name="NormalTok"> </text:span><text:span text:style-name="OperatorTok">&lt;</text:span><text:span text:style-name="KeywordTok">privilege</text:span><text:span text:style-name="NormalTok">(s)</text:span><text:span text:style-name="OperatorTok">&gt;</text:span><text:span text:style-name="NormalTok"> </text:span><text:span text:style-name="KeywordTok">ON</text:span><text:span text:style-name="NormalTok"> </text:span><text:span text:style-name="OperatorTok">&lt;</text:span><text:span text:style-name="NormalTok">database_name</text:span><text:span text:style-name="OperatorTok">&gt;</text:span><text:span text:style-name="NormalTok">.</text:span><text:span text:style-name="OperatorTok">&lt;</text:span><text:span text:style-name="NormalTok">table_name</text:span><text:span text:style-name="OperatorTok">&gt;</text:span><text:span text:style-name="NormalTok"> </text:span><text:span text:style-name="KeywordTok">TO</text:span><text:span text:style-name="NormalTok"> </text:span><text:soft-page-break/><text:span text:style-name="StringTok">'&lt;username&gt;'</text:span><text:span text:style-name="NormalTok">@</text:span><text:span text:style-name="StringTok">'&lt;host&gt;'</text:span><text:span text:style-name="NormalTok">;</text:span> </text:p>
          <text:list text:style-name="L20">
            <text:list-item>
              <text:p text:style-name="P36"><text:span text:style-name="Source_5f_Text">&lt;privilege(s)&gt;</text:span>: A comma-separated list of privileges (e.g., <text:span text:style-name="Source_5f_Text">SELECT</text:span>, <text:span text:style-name="Source_5f_Text">INSERT</text:span>, <text:span text:style-name="Source_5f_Text">UPDATE</text:span>). Use <text:span text:style-name="Source_5f_Text">ALL PRIVILEGES</text:span> to grant all permissions (generally not recommended for the principle of least privilege!).</text:p>
            </text:list-item>
            <text:list-item>
              <text:p text:style-name="P36"><text:span text:style-name="Source_5f_Text">&lt;database_name&gt;</text:span>.<text:span text:style-name="Source_5f_Text">&lt;table_name&gt;</text:span>: Specifies where the privileges apply. You can use <text:span text:style-name="Source_5f_Text">*.*</text:span> for all databases and all tables, <text:span text:style-name="Source_5f_Text">&lt;database_name&gt;.*</text:span> for all tables in a specific database, or <text:span text:style-name="Source_5f_Text">&lt;database_name&gt;</text:span>.<text:span text:style-name="Source_5f_Text">&lt;table_name&gt;</text:span> for a specific table.</text:p>
            </text:list-item>
            <text:list-item>
              <text:p text:style-name="P36"><text:span text:style-name="Source_5f_Text">'&lt;username&gt;'@'&lt;host&gt;'</text:span>: Identifies the user. The <text:span text:style-name="Source_5f_Text">'&lt;host&gt;'</text:span> part specifies where the user can connect from (e.g., <text:span text:style-name="Source_5f_Text">'localhost'</text:span> for connections from the same server, <text:span text:style-name="Source_5f_Text">'%'</text:span> for connections from any host - be cautious with this!).</text:p>
              <text:p text:style-name="P36">For example, to grant a user named <text:span text:style-name="Source_5f_Text">alice</text:span> connecting from <text:span text:style-name="Source_5f_Text">localhost</text:span> the ability to <text:span text:style-name="Source_5f_Text">SELECT</text:span> and <text:span text:style-name="Source_5f_Text">INSERT</text:span> data into the users table in the mydatabase database, you'd do:</text:p>
              <text:p text:style-name="P4"><text:span text:style-name="NormalTok"><text:s text:c="4"/></text:span><text:span text:style-name="KeywordTok">GRANT</text:span><text:span text:style-name="NormalTok"> </text:span><text:span text:style-name="KeywordTok">SELECT</text:span><text:span text:style-name="NormalTok">, </text:span><text:span text:style-name="KeywordTok">INSERT</text:span><text:span text:style-name="NormalTok"> </text:span><text:span text:style-name="KeywordTok">ON</text:span><text:span text:style-name="NormalTok"> mydatabase.users </text:span><text:span text:style-name="KeywordTok">TO</text:span><text:span text:style-name="NormalTok"> </text:span><text:span text:style-name="StringTok">'alice'</text:span><text:span text:style-name="NormalTok">@</text:span><text:span text:style-name="StringTok">'localhost'</text:span><text:span text:style-name="NormalTok">;</text:span> </text:p>
              <text:p text:style-name="P36">Don't forget to run <text:span text:style-name="Source_5f_Text">FLUSH PRIVILEGES;</text:span> after granting or revoking privileges to make the changes take effect.</text:p>
            </text:list-item>
          </text:list>
        </text:list-item>
        <text:list-item>
          <text:p text:style-name="P35"><text:span text:style-name="T1">Revoking Privileges</text:span>: You use the <text:span text:style-name="Source_5f_Text">REVOKE</text:span> statement. The syntax is very similar to <text:span text:style-name="Source_5f_Text">GRANT</text:span>:</text:p>
          <text:p text:style-name="P3"><text:span text:style-name="KeywordTok">REVOKE</text:span><text:span text:style-name="NormalTok"> </text:span><text:span text:style-name="OperatorTok">&lt;</text:span><text:span text:style-name="KeywordTok">privilege</text:span><text:span text:style-name="NormalTok">(s)</text:span><text:span text:style-name="OperatorTok">&gt;</text:span><text:span text:style-name="NormalTok"> </text:span><text:span text:style-name="KeywordTok">ON</text:span><text:span text:style-name="NormalTok"> </text:span><text:span text:style-name="OperatorTok">&lt;</text:span><text:span text:style-name="NormalTok">database_name</text:span><text:span text:style-name="OperatorTok">&gt;</text:span><text:span text:style-name="NormalTok">.</text:span><text:span text:style-name="OperatorTok">&lt;</text:span><text:span text:style-name="NormalTok">table_name</text:span><text:span text:style-name="OperatorTok">&gt;</text:span><text:span text:style-name="NormalTok"> </text:span><text:span text:style-name="KeywordTok">FROM</text:span><text:span text:style-name="NormalTok"> </text:span><text:span text:style-name="StringTok">'&lt;username&gt;'</text:span><text:span text:style-name="NormalTok">@</text:span><text:span text:style-name="StringTok">'&lt;host&gt;'</text:span><text:span text:style-name="NormalTok">;</text:span> </text:p>
          <text:p text:style-name="P35">For example, to remove the INSERT privilege from alice on the users table:</text:p>
          <text:p text:style-name="P3"><text:span text:style-name="KeywordTok">REVOKE</text:span><text:span text:style-name="NormalTok"> </text:span><text:span text:style-name="KeywordTok">INSERT</text:span><text:span text:style-name="NormalTok"> </text:span><text:span text:style-name="KeywordTok">ON</text:span><text:span text:style-name="NormalTok"> mydatabase.users </text:span><text:span text:style-name="KeywordTok">FROM</text:span><text:span text:style-name="NormalTok"> </text:span><text:span text:style-name="StringTok">'alice'</text:span><text:span text:style-name="NormalTok">@</text:span><text:span text:style-name="StringTok">'localhost'</text:span><text:span text:style-name="NormalTok">;</text:span> </text:p>
          <text:p text:style-name="P35">Again, remember to run <text:span text:style-name="Source_5f_Text">FLUSH PRIVILEGES;</text:span>.</text:p>
        </text:list-item>
        <text:list-item>
          <text:p text:style-name="P35"><text:span text:style-name="T1">Viewing Privileges</text:span>: To see the privileges granted to a user, you can query the <text:span text:style-name="Source_5f_Text">mysql.user</text:span> and <text:span text:style-name="Source_5f_Text">mysql.db</text:span> tables (and other privilege-related tables) or use the <text:span text:style-name="Source_5f_Text">SHOW GRANTS</text:span> command:</text:p>
          <text:p text:style-name="P3"><text:span text:style-name="NormalTok">SHOW GRANTS </text:span><text:span text:style-name="ControlFlowTok">FOR</text:span><text:span text:style-name="NormalTok"> </text:span><text:span text:style-name="StringTok">'alice'</text:span><text:span text:style-name="NormalTok">@</text:span><text:span text:style-name="StringTok">'localhost'</text:span><text:span text:style-name="NormalTok">;</text:span> </text:p>
        </text:list-item>
      </text:list>
      <text:h text:style-name="Heading_20_4" text:outline-level="4"><text:bookmark-start text:name="granting-and-revoking-privileges-with-postgresql"/>Granting and Revoking Privileges with PostgreSQL<text:bookmark-end text:name="granting-and-revoking-privileges-with-postgresql"/></text:h>
      <text:list xml:id="list701530596" text:style-name="L21">
        <text:list-item>
          <text:p text:style-name="P37"><text:span text:style-name="T1">Granting Privileges</text:span>: You use the <text:span text:style-name="Source_5f_Text">GRANT</text:span> command. The syntax is a bit different:</text:p>
          <text:p text:style-name="P5"><text:span text:style-name="KeywordTok">GRANT</text:span><text:span text:style-name="NormalTok"> </text:span><text:span text:style-name="OperatorTok">&lt;</text:span><text:span text:style-name="KeywordTok">privilege</text:span><text:span text:style-name="NormalTok">(s)</text:span><text:span text:style-name="OperatorTok">&gt;</text:span><text:span text:style-name="NormalTok"> </text:span><text:span text:style-name="KeywordTok">ON</text:span><text:span text:style-name="NormalTok"> </text:span><text:span text:style-name="OperatorTok">&lt;</text:span><text:span text:style-name="NormalTok">object_type</text:span><text:span text:style-name="OperatorTok">&gt;</text:span><text:span text:style-name="NormalTok"> </text:span><text:span text:style-name="OperatorTok">&lt;</text:span><text:span text:style-name="NormalTok">object_name</text:span><text:span text:style-name="OperatorTok">&gt;</text:span><text:span text:style-name="NormalTok"> </text:span><text:span text:style-name="KeywordTok">TO</text:span><text:span text:style-name="NormalTok"> </text:span><text:span text:style-name="OperatorTok">&lt;</text:span><text:span text:style-name="NormalTok">username</text:span><text:span text:style-name="OperatorTok">&gt;</text:span><text:span text:style-name="NormalTok">;</text:span> </text:p>
          <text:list text:style-name="L22">
            <text:list-item>
              <text:p text:style-name="P38"><text:span text:style-name="Source_5f_Text">&lt;privilege(s)&gt;</text:span>: A comma-separated list of privileges (e.g., <text:span text:style-name="Source_5f_Text">SELECT</text:span>, <text:span text:style-name="Source_5f_Text">INSERT</text:span>, <text:span text:style-name="Source_5f_Text">UPDATE</text:span>, <text:span text:style-name="Source_5f_Text">DELETE</text:span>, <text:span text:style-name="Source_5f_Text">CREATE</text:span>, <text:span text:style-name="Source_5f_Text">USAGE</text:span> (for databases and schemas), etc.). <text:span text:style-name="Source_5f_Text">ALL PRIVILEGES</text:span> also exists here.</text:p>
            </text:list-item>
            <text:list-item>
              <text:p text:style-name="P38"><text:span text:style-name="Source_5f_Text">&lt;object_type&gt;</text:span>: The type of database object the privilege applies to (e.g., <text:span text:style-name="Source_5f_Text">TABLE</text:span>, <text:span text:style-name="Source_5f_Text">DATABASE</text:span>, <text:span text:style-name="Source_5f_Text">SCHEMA</text:span>).</text:p>
            </text:list-item>
            <text:list-item>
              <text:p text:style-name="P38"><text:span text:style-name="Source_5f_Text">&lt;object_name&gt;</text:span>: The name of the database object.</text:p>
            </text:list-item>
            <text:list-item>
              <text:p text:style-name="P38"><text:span text:style-name="Source_5f_Text">&lt;username&gt;</text:span>: The user to whom the privilege is granted.</text:p>
              <text:p text:style-name="P38"><text:soft-page-break/>For example, to grant a user named <text:span text:style-name="Source_5f_Text">bob</text:span> the ability to <text:span text:style-name="Source_5f_Text">SELECT</text:span> and <text:span text:style-name="Source_5f_Text">INSERT</text:span> data into the users table in the mydatabase database:</text:p>
              <text:p text:style-name="P6"><text:span text:style-name="KeywordTok">GRANT</text:span><text:span text:style-name="NormalTok"> </text:span><text:span text:style-name="KeywordTok">SELECT</text:span><text:span text:style-name="NormalTok">, </text:span><text:span text:style-name="KeywordTok">INSERT</text:span><text:span text:style-name="NormalTok"> </text:span><text:span text:style-name="KeywordTok">ON</text:span><text:span text:style-name="NormalTok"> </text:span><text:span text:style-name="KeywordTok">TABLE</text:span><text:span text:style-name="NormalTok"> mydatabase.users </text:span><text:span text:style-name="KeywordTok">TO</text:span><text:span text:style-name="NormalTok"> bob;</text:span> </text:p>
              <text:p text:style-name="P38">To grant <text:span text:style-name="Source_5f_Text">bob</text:span> the ability to connect to the <text:span text:style-name="Source_5f_Text">mydatabase</text:span> database, you'd use the <text:span text:style-name="Source_5f_Text">USAGE</text:span> privilege:</text:p>
              <text:p text:style-name="P6"><text:span text:style-name="KeywordTok">GRANT</text:span><text:span text:style-name="NormalTok"> </text:span><text:span text:style-name="KeywordTok">USAGE</text:span><text:span text:style-name="NormalTok"> </text:span><text:span text:style-name="KeywordTok">ON</text:span><text:span text:style-name="NormalTok"> </text:span><text:span text:style-name="KeywordTok">DATABASE</text:span><text:span text:style-name="NormalTok"> mydatabase </text:span><text:span text:style-name="KeywordTok">TO</text:span><text:span text:style-name="NormalTok"> bob;</text:span> </text:p>
            </text:list-item>
          </text:list>
        </text:list-item>
        <text:list-item>
          <text:p text:style-name="P37"><text:span text:style-name="T1">Revoking Privileges</text:span>: You use the REVOKE command:</text:p>
          <text:p text:style-name="P5"><text:span text:style-name="KeywordTok">REVOKE</text:span><text:span text:style-name="NormalTok"> </text:span><text:span text:style-name="OperatorTok">&lt;</text:span><text:span text:style-name="KeywordTok">privilege</text:span><text:span text:style-name="NormalTok">(s)</text:span><text:span text:style-name="OperatorTok">&gt;</text:span><text:span text:style-name="NormalTok"> </text:span><text:span text:style-name="KeywordTok">ON</text:span><text:span text:style-name="NormalTok"> </text:span><text:span text:style-name="OperatorTok">&lt;</text:span><text:span text:style-name="NormalTok">object_type</text:span><text:span text:style-name="OperatorTok">&gt;</text:span><text:span text:style-name="NormalTok"> </text:span><text:span text:style-name="OperatorTok">&lt;</text:span><text:span text:style-name="NormalTok">object_name</text:span><text:span text:style-name="OperatorTok">&gt;</text:span><text:span text:style-name="NormalTok"> </text:span><text:span text:style-name="KeywordTok">FROM</text:span><text:span text:style-name="NormalTok"> </text:span><text:span text:style-name="OperatorTok">&lt;</text:span><text:span text:style-name="NormalTok">username</text:span><text:span text:style-name="OperatorTok">&gt;</text:span><text:span text:style-name="NormalTok">;</text:span> </text:p>
          <text:p text:style-name="P37">For example, to remove the <text:span text:style-name="Source_5f_Text">INSERT</text:span> privilege from <text:span text:style-name="Source_5f_Text">bob</text:span> on the <text:span text:style-name="Source_5f_Text">users</text:span> table:</text:p>
          <text:p text:style-name="P5"><text:span text:style-name="KeywordTok">REVOKE</text:span><text:span text:style-name="NormalTok"> </text:span><text:span text:style-name="KeywordTok">INSERT</text:span><text:span text:style-name="NormalTok"> </text:span><text:span text:style-name="KeywordTok">ON</text:span><text:span text:style-name="NormalTok"> </text:span><text:span text:style-name="KeywordTok">TABLE</text:span><text:span text:style-name="NormalTok"> mydatabase.users </text:span><text:span text:style-name="KeywordTok">FROM</text:span><text:span text:style-name="NormalTok"> bob;</text:span> </text:p>
        </text:list-item>
        <text:list-item>
          <text:p text:style-name="P37"><text:span text:style-name="T1">Viewing Privileges</text:span>: You can view privileges by querying the system catalogs, particularly tables in the <text:span text:style-name="Source_5f_Text">pg_catalog</text:span> schema, or by using the <text:span text:style-name="Source_5f_Text">\dp</text:span> command in <text:span text:style-name="Source_5f_Text">psql</text:span> to list access privileges for tables, schemas, and databases. For a specific user, you might look at the output of:</text:p>
          <text:p text:style-name="P5"><text:span text:style-name="NormalTok">\dp </text:span><text:span text:style-name="OperatorTok">&lt;</text:span><text:span text:style-name="NormalTok">username</text:span><text:span text:style-name="OperatorTok">&gt;</text:span> </text:p>
        </text:list-item>
      </text:list>
      <text:p text:style-name="First_20_paragraph">It might seem like a lot of commands, but the underlying concept is the same across all three: you specify what a user can do (<text:span text:style-name="T2">privileges</text:span>) on what (<text:span text:style-name="T2">database/table/object</text:span>) for whom (<text:span text:style-name="T2">user</text:span>).</text:p>
      <text:h text:style-name="Heading_20_3" text:outline-level="3"><text:bookmark-start text:name="removing-users"/>Removing Users<text:bookmark-end text:name="removing-users"/></text:h>
      <text:h text:style-name="Heading_20_4" text:outline-level="4"><text:bookmark-start text:name="removing-users-with-mysql-and-mariadb"/>Removing Users with MySQL and MariaDB<text:bookmark-end text:name="removing-users-with-mysql-and-mariadb"/></text:h>
      <text:p text:style-name="First_20_paragraph">You use the <text:span text:style-name="Source_5f_Text">DROP USER</text:span> statement to remove a user. The syntax is:</text:p>
      <text:p text:style-name="Preformatted_20_Text"><text:span text:style-name="KeywordTok">DROP</text:span><text:span text:style-name="NormalTok"> </text:span><text:span text:style-name="FunctionTok">USER</text:span><text:span text:style-name="NormalTok"> </text:span><text:span text:style-name="StringTok">'&lt;username&gt;'</text:span><text:span text:style-name="NormalTok">@</text:span><text:span text:style-name="StringTok">'&lt;host&gt;'</text:span><text:span text:style-name="NormalTok">;</text:span> </text:p>
      <text:list xml:id="list859989277" text:style-name="L23">
        <text:list-item>
          <text:p text:style-name="P39"><text:span text:style-name="Source_5f_Text">'&lt;username&gt;'@'&lt;host&gt;'</text:span>: This precisely identifies the user you want to remove. You need to specify both the username and the host from which they connect.</text:p>
        </text:list-item>
      </text:list>
      <text:p text:style-name="First_20_paragraph">For example, to remove the user <text:span text:style-name="Source_5f_Text">john</text:span> who connects from <text:span text:style-name="Source_5f_Text">localhost</text:span>:</text:p>
      <text:p text:style-name="Preformatted_20_Text"><text:span text:style-name="KeywordTok">DROP</text:span><text:span text:style-name="NormalTok"> </text:span><text:span text:style-name="FunctionTok">USER</text:span><text:span text:style-name="NormalTok"> </text:span><text:span text:style-name="StringTok">'john'</text:span><text:span text:style-name="NormalTok">@</text:span><text:span text:style-name="StringTok">'localhost'</text:span><text:span text:style-name="NormalTok">;</text:span> </text:p>
      <text:p text:style-name="First_20_paragraph">It's important to note that dropping a user will also revoke any privileges specifically granted to that user.</text:p>
      <text:h text:style-name="Heading_20_4" text:outline-level="4"><text:bookmark-start text:name="removing-users-with-postgresql"/>Removing Users with PostgreSQL<text:bookmark-end text:name="removing-users-with-postgresql"/></text:h>
      <text:p text:style-name="First_20_paragraph">You use the <text:span text:style-name="Source_5f_Text">DROP ROLE</text:span> command to remove a user (remember, users are a type of role in PostgreSQL).</text:p>
      <text:p text:style-name="Preformatted_20_Text"><text:span text:style-name="KeywordTok">DROP</text:span><text:span text:style-name="NormalTok"> </text:span><text:span text:style-name="KeywordTok">ROLE</text:span><text:span text:style-name="NormalTok"> </text:span><text:span text:style-name="OperatorTok">&lt;</text:span><text:span text:style-name="NormalTok">username</text:span><text:span text:style-name="OperatorTok">&gt;</text:span><text:span text:style-name="NormalTok">;</text:span> </text:p>
      <text:list xml:id="list1792803063" text:style-name="L24">
        <text:list-item>
          <text:p text:style-name="P40"><text:span text:style-name="Source_5f_Text">&lt;username&gt;</text:span>: The name of the user you want to remove.</text:p>
        </text:list-item>
      </text:list>
      <text:p text:style-name="First_20_paragraph">For example, to remove the user jane:</text:p>
      <text:p text:style-name="Preformatted_20_Text"><text:span text:style-name="KeywordTok">DROP</text:span><text:span text:style-name="NormalTok"> </text:span><text:span text:style-name="KeywordTok">ROLE</text:span><text:span text:style-name="NormalTok"> jane;</text:span> </text:p>
      <text:p text:style-name="First_20_paragraph">Similar to MySQL/MariaDB, dropping a role (user) will also revoke any privileges directly <text:soft-page-break/>associated with that role. However, if the user is a member of any groups (roles), the privileges granted to those groups will still apply to other members.</text:p>
      <text:h text:style-name="Heading_20_2" text:outline-level="2"><text:bookmark-start text:name="database-and-table-management"/>Database and Table Management<text:bookmark-end text:name="database-and-table-management"/></text:h>
      <text:p text:style-name="First_20_paragraph">This is where you learn how to organize your data by creating and managing the containers that hold it. Think of databases as large filing cabinets, and tables as the individual drawers within those cabinets where you store specific types of information.</text:p>
      <text:h text:style-name="Heading_20_3" text:outline-level="3"><text:bookmark-start text:name="database-management"/>Database Management<text:bookmark-end text:name="database-management"/></text:h>
      <text:h text:style-name="Heading_20_4" text:outline-level="4"><text:bookmark-start text:name="database-management-with-mysql-and-mariadb"/>Database Management with MySQL and MariaDB<text:bookmark-end text:name="database-management-with-mysql-and-mariadb"/></text:h>
      <text:list xml:id="list1711919315" text:style-name="L25">
        <text:list-item>
          <text:p text:style-name="P41"><text:span text:style-name="T1">Creating Databases</text:span>: You use the <text:span text:style-name="Source_5f_Text">CREATE DATABASE</text:span> statement:</text:p>
          <text:p text:style-name="P7"><text:span text:style-name="KeywordTok">CREATE</text:span><text:span text:style-name="NormalTok"> </text:span><text:span text:style-name="KeywordTok">DATABASE</text:span><text:span text:style-name="NormalTok"> </text:span><text:span text:style-name="OperatorTok">&lt;</text:span><text:span text:style-name="NormalTok">database_name</text:span><text:span text:style-name="OperatorTok">&gt;</text:span><text:span text:style-name="NormalTok">;</text:span> </text:p>
        </text:list-item>
        <text:list-item>
          <text:p text:style-name="P41"><text:span text:style-name="T1">Listing Databases</text:span>: To see all the databases on the server, you use:</text:p>
          <text:p text:style-name="P7"><text:span text:style-name="NormalTok">SHOW DATABASES;</text:span> </text:p>
        </text:list-item>
        <text:list-item>
          <text:p text:style-name="P41"><text:span text:style-name="T1">Selecting a Database</text:span>: To work with a specific database, you use the <text:span text:style-name="Source_5f_Text">USE</text:span> statement:</text:p>
          <text:p text:style-name="P7"><text:span text:style-name="KeywordTok">USE</text:span><text:span text:style-name="NormalTok"> </text:span><text:span text:style-name="OperatorTok">&lt;</text:span><text:span text:style-name="NormalTok">database_name</text:span><text:span text:style-name="OperatorTok">&gt;</text:span><text:span text:style-name="NormalTok">;</text:span> </text:p>
        </text:list-item>
        <text:list-item>
          <text:p text:style-name="P41"><text:span text:style-name="T1">Dropping Databases</text:span>: To delete a database (and all the tables and data it contains - be very careful with this!), you use:</text:p>
          <text:p text:style-name="P7"><text:span text:style-name="KeywordTok">DROP</text:span><text:span text:style-name="NormalTok"> </text:span><text:span text:style-name="KeywordTok">DATABASE</text:span><text:span text:style-name="NormalTok"> </text:span><text:span text:style-name="OperatorTok">&lt;</text:span><text:span text:style-name="NormalTok">database_name</text:span><text:span text:style-name="OperatorTok">&gt;</text:span><text:span text:style-name="NormalTok">;</text:span> </text:p>
        </text:list-item>
      </text:list>
      <text:h text:style-name="Heading_20_4" text:outline-level="4"><text:bookmark-start text:name="database-management-with-postgresql"/>Database Management with PostgreSQL<text:bookmark-end text:name="database-management-with-postgresql"/></text:h>
      <text:list xml:id="list3783213763" text:style-name="L26">
        <text:list-item>
          <text:p text:style-name="P42"><text:span text:style-name="T1">Creating Databases</text:span>:</text:p>
          <text:p text:style-name="P8"><text:span text:style-name="KeywordTok">CREATE</text:span><text:span text:style-name="NormalTok"> </text:span><text:span text:style-name="KeywordTok">DATABASE</text:span><text:span text:style-name="NormalTok"> </text:span><text:span text:style-name="OperatorTok">&lt;</text:span><text:span text:style-name="NormalTok">database_name</text:span><text:span text:style-name="OperatorTok">&gt;</text:span><text:span text:style-name="NormalTok">;</text:span> </text:p>
        </text:list-item>
        <text:list-item>
          <text:p text:style-name="P42"><text:span text:style-name="T1">Listing Databases</text:span>: You can use the <text:span text:style-name="Source_5f_Text">\l</text:span> command in <text:span text:style-name="Source_5f_Text">psql</text:span>:</text:p>
          <text:p text:style-name="P8"><text:span text:style-name="NormalTok">\l</text:span> </text:p>
          <text:p text:style-name="P42">Alternatively, you can query the system catalog:</text:p>
          <text:p text:style-name="P8"><text:span text:style-name="KeywordTok">SELECT</text:span><text:span text:style-name="NormalTok"> datname </text:span><text:span text:style-name="KeywordTok">FROM</text:span><text:span text:style-name="NormalTok"> pg_database;</text:span> </text:p>
        </text:list-item>
        <text:list-item>
          <text:p text:style-name="P42"><text:span text:style-name="T1">Connecting to a Database</text:span>: You specify the database when you connect with <text:span text:style-name="Source_5f_Text">psql</text:span>:</text:p>
          <text:p text:style-name="P8"><text:span text:style-name="ExtensionTok">psql</text:span><text:span text:style-name="NormalTok"> </text:span><text:span text:style-name="AttributeTok">-U</text:span><text:span text:style-name="NormalTok"> </text:span><text:span text:style-name="OperatorTok">&lt;</text:span><text:span text:style-name="NormalTok">username</text:span><text:span text:style-name="OperatorTok">&gt;</text:span><text:span text:style-name="NormalTok"> -W </text:span><text:span text:style-name="OperatorTok">&lt;</text:span><text:span text:style-name="NormalTok">database_name</text:span><text:span text:style-name="OperatorTok">&gt;</text:span> </text:p>
          <text:p text:style-name="P42">Or, if you're already connected, you can use the <text:span text:style-name="Source_5f_Text">\c</text:span> command:</text:p>
          <text:p text:style-name="P8"><text:span text:style-name="NormalTok">\c </text:span><text:span text:style-name="OperatorTok">&lt;</text:span><text:span text:style-name="NormalTok">database_name</text:span><text:span text:style-name="OperatorTok">&gt;</text:span> </text:p>
        </text:list-item>
        <text:list-item>
          <text:p text:style-name="P42"><text:span text:style-name="T1">Dropping Databases</text:span>: Again, be cautious! This deletes the database and its contents:</text:p>
          <text:p text:style-name="P8"><text:span text:style-name="KeywordTok">DROP</text:span><text:span text:style-name="NormalTok"> </text:span><text:span text:style-name="KeywordTok">DATABASE</text:span><text:span text:style-name="NormalTok"> </text:span><text:span text:style-name="OperatorTok">&lt;</text:span><text:span text:style-name="NormalTok">database_name</text:span><text:span text:style-name="OperatorTok">&gt;</text:span><text:span text:style-name="NormalTok">;</text:span> </text:p>
        </text:list-item>
      </text:list>
      <text:h text:style-name="Heading_20_5" text:outline-level="5"><text:bookmark-start text:name="schemas-in-postgresql"/>Schemas in PostgreSQL<text:bookmark-end text:name="schemas-in-postgresql"/></text:h>
      <text:p text:style-name="First_20_paragraph">PostgreSQL has an additional concept called <text:span text:style-name="T1">schemas</text:span>. Think of a schema as a namespace within <text:soft-page-break/>a database that can hold tables, views, and other database objects. By default, PostgreSQL has a <text:span text:style-name="Source_5f_Text">public</text:span> schema. You can create additional schemas to further organize your database objects. This can be helpful for managing different applications or sets of data within the same database.</text:p>
      <text:list xml:id="list2471059046" text:style-name="L27">
        <text:list-item>
          <text:p text:style-name="P43"><text:span text:style-name="T1">Creating Schemas</text:span>:</text:p>
          <text:p text:style-name="P9"><text:span text:style-name="KeywordTok">CREATE</text:span><text:span text:style-name="NormalTok"> </text:span><text:span text:style-name="KeywordTok">SCHEMA</text:span><text:span text:style-name="NormalTok"> </text:span><text:span text:style-name="OperatorTok">&lt;</text:span><text:span text:style-name="NormalTok">schema_name</text:span><text:span text:style-name="OperatorTok">&gt;</text:span><text:span text:style-name="NormalTok">;</text:span> </text:p>
        </text:list-item>
        <text:list-item>
          <text:p text:style-name="P43">When creating tables or other objects, you can specify the schema:</text:p>
          <text:p text:style-name="P9"><text:span text:style-name="KeywordTok">CREATE</text:span><text:span text:style-name="NormalTok"> </text:span><text:span text:style-name="KeywordTok">TABLE</text:span><text:span text:style-name="NormalTok"> </text:span><text:span text:style-name="OperatorTok">&lt;</text:span><text:span text:style-name="NormalTok">schema_name</text:span><text:span text:style-name="OperatorTok">&gt;</text:span><text:span text:style-name="NormalTok">.</text:span><text:span text:style-name="OperatorTok">&lt;</text:span><text:span text:style-name="NormalTok">table_name</text:span><text:span text:style-name="OperatorTok">&gt;</text:span><text:span text:style-name="NormalTok"> (</text:span><text:span text:style-name="OperatorTok">..</text:span><text:span text:style-name="NormalTok">.);</text:span> </text:p>
        </text:list-item>
        <text:list-item>
          <text:p text:style-name="P43">Or you can set the current search path to work within a specific schema:</text:p>
          <text:p text:style-name="P9"><text:span text:style-name="KeywordTok">SET</text:span><text:span text:style-name="NormalTok"> search_path </text:span><text:span text:style-name="KeywordTok">TO</text:span><text:span text:style-name="NormalTok"> </text:span><text:span text:style-name="OperatorTok">&lt;</text:span><text:span text:style-name="NormalTok">schema_name</text:span><text:span text:style-name="OperatorTok">&gt;</text:span><text:span text:style-name="NormalTok">;</text:span> </text:p>
        </text:list-item>
      </text:list>
      <text:h text:style-name="Heading_20_3" text:outline-level="3"><text:bookmark-start text:name="table-management"/>Table Management<text:bookmark-end text:name="table-management"/></text:h>
      <text:h text:style-name="Heading_20_4" text:outline-level="4"><text:bookmark-start text:name="table-management-with-mysql-and-mariadb"/>Table Management with MySQL and MariaDB<text:bookmark-end text:name="table-management-with-mysql-and-mariadb"/></text:h>
      <text:list xml:id="list1091163652" text:style-name="L28">
        <text:list-item>
          <text:p text:style-name="P44"><text:span text:style-name="T1">Creating Tables</text:span>: You use the <text:span text:style-name="Source_5f_Text">CREATE TABLE</text:span> statement. You'll need to define the table name and the columns it will contain, along with their data types (e.g., <text:span text:style-name="Source_5f_Text">INT</text:span> for integers, <text:span text:style-name="Source_5f_Text">VARCHAR</text:span> for strings, <text:span text:style-name="Source_5f_Text">DATE</text:span> for dates). You can also specify constraints like <text:span text:style-name="Source_5f_Text">NOT NULL</text:span> (the column can't be empty) and primary keys (unique identifiers for each row).</text:p>
          <text:p text:style-name="P10"><text:span text:style-name="KeywordTok">CREATE</text:span><text:span text:style-name="NormalTok"> </text:span><text:span text:style-name="KeywordTok">TABLE</text:span><text:span text:style-name="NormalTok"> users (</text:span> </text:p>
          <text:p text:style-name="P10"><text:span text:style-name="NormalTok"><text:s text:c="4"/></text:span><text:span text:style-name="KeywordTok">id</text:span><text:span text:style-name="NormalTok"> </text:span><text:span text:style-name="DataTypeTok">INT</text:span><text:span text:style-name="NormalTok"> </text:span><text:span text:style-name="KeywordTok">PRIMARY</text:span><text:span text:style-name="NormalTok"> </text:span><text:span text:style-name="KeywordTok">KEY</text:span><text:span text:style-name="NormalTok"> AUTO_INCREMENT,</text:span> </text:p>
          <text:p text:style-name="P10"><text:span text:style-name="NormalTok"><text:s text:c="4"/>username </text:span><text:span text:style-name="DataTypeTok">VARCHAR</text:span><text:span text:style-name="NormalTok">(</text:span><text:span text:style-name="DecValTok">50</text:span><text:span text:style-name="NormalTok">) </text:span><text:span text:style-name="KeywordTok">NOT</text:span><text:span text:style-name="NormalTok"> </text:span><text:span text:style-name="KeywordTok">NULL</text:span><text:span text:style-name="NormalTok"> </text:span><text:span text:style-name="KeywordTok">UNIQUE</text:span><text:span text:style-name="NormalTok">,</text:span> </text:p>
          <text:p text:style-name="P10"><text:span text:style-name="NormalTok"><text:s text:c="4"/>email </text:span><text:span text:style-name="DataTypeTok">VARCHAR</text:span><text:span text:style-name="NormalTok">(</text:span><text:span text:style-name="DecValTok">100</text:span><text:span text:style-name="NormalTok">) </text:span><text:span text:style-name="KeywordTok">NOT</text:span><text:span text:style-name="NormalTok"> </text:span><text:span text:style-name="KeywordTok">NULL</text:span><text:span text:style-name="NormalTok">,</text:span> </text:p>
          <text:p text:style-name="P10"><text:span text:style-name="NormalTok"><text:s text:c="4"/>registration_date </text:span><text:span text:style-name="DataTypeTok">DATE</text:span> </text:p>
          <text:p text:style-name="P10"><text:span text:style-name="NormalTok">);</text:span> </text:p>
        </text:list-item>
        <text:list-item>
          <text:p text:style-name="P44"><text:span text:style-name="T1">Listing Tables</text:span>: To see the tables in the currently selected database, you use:</text:p>
          <text:p text:style-name="P10"><text:span text:style-name="NormalTok">SHOW </text:span><text:span text:style-name="KeywordTok">TABLES</text:span><text:span text:style-name="NormalTok">;</text:span> </text:p>
        </text:list-item>
        <text:list-item>
          <text:p text:style-name="P44"><text:span text:style-name="T1">Describing Tables</text:span>: To see the structure of a table (its columns, data types, and constraints), you use the <text:span text:style-name="Source_5f_Text">DESCRIBE</text:span> or <text:span text:style-name="Source_5f_Text">EXPLAIN</text:span> command:</text:p>
          <text:p text:style-name="P10"><text:span text:style-name="NormalTok">DESCRIBE users;</text:span> </text:p>
          <text:p text:style-name="P44">or</text:p>
          <text:p text:style-name="P10"><text:span text:style-name="KeywordTok">EXPLAIN</text:span><text:span text:style-name="NormalTok"> users;</text:span> </text:p>
        </text:list-item>
        <text:list-item>
          <text:p text:style-name="P44"><text:span text:style-name="T1">Altering Tables</text:span>: To modify the structure of an existing table (e.g., add or remove columns, change data types, add or remove constraints), you use the <text:span text:style-name="Source_5f_Text">ALTER TABLE</text:span> statement. This is a powerful command with various options.</text:p>
          <text:list text:style-name="L29">
            <text:list-item>
              <text:p text:style-name="P45"><text:span text:style-name="T1">Adding a column</text:span>:</text:p>
              <text:p text:style-name="P11"><text:span text:style-name="KeywordTok">ALTER</text:span><text:span text:style-name="NormalTok"> </text:span><text:span text:style-name="KeywordTok">TABLE</text:span><text:span text:style-name="NormalTok"> users </text:span><text:span text:style-name="KeywordTok">ADD</text:span><text:span text:style-name="NormalTok"> </text:span><text:span text:style-name="KeywordTok">COLUMN</text:span><text:span text:style-name="NormalTok"> city </text:span><text:span text:style-name="DataTypeTok">VARCHAR</text:span><text:span text:style-name="NormalTok">(</text:span><text:span text:style-name="DecValTok">50</text:span><text:span text:style-name="NormalTok">);</text:span> </text:p>
            </text:list-item>
            <text:list-item>
              <text:p text:style-name="P45"><text:span text:style-name="T1">Modifying a column's data type</text:span>:</text:p>
              <text:p text:style-name="P11"><text:span text:style-name="KeywordTok">ALTER</text:span><text:span text:style-name="NormalTok"> </text:span><text:span text:style-name="KeywordTok">TABLE</text:span><text:span text:style-name="NormalTok"> users </text:span><text:span text:style-name="KeywordTok">MODIFY</text:span><text:span text:style-name="NormalTok"> </text:span><text:span text:style-name="KeywordTok">COLUMN</text:span><text:span text:style-name="NormalTok"> email </text:span><text:span text:style-name="DataTypeTok">VARCHAR</text:span><text:span text:style-name="NormalTok">(</text:span><text:span text:style-name="DecValTok">150</text:span><text:span text:style-name="NormalTok">);</text:span> </text:p>
            </text:list-item>
            <text:list-item>
              <text:p text:style-name="P45"><text:span text:style-name="T1">Adding a</text:span> <text:span text:style-name="Source_5f_Text">NOT NULL</text:span> <text:span text:style-name="T1">constraint</text:span>:</text:p>
              <text:p text:style-name="P11"><text:span text:style-name="KeywordTok">ALTER</text:span><text:span text:style-name="NormalTok"> </text:span><text:span text:style-name="KeywordTok">TABLE</text:span><text:span text:style-name="NormalTok"> users </text:span><text:span text:style-name="KeywordTok">MODIFY</text:span><text:span text:style-name="NormalTok"> </text:span><text:span text:style-name="KeywordTok">COLUMN</text:span><text:span text:style-name="NormalTok"> city </text:span><text:span text:style-name="DataTypeTok">VARCHAR</text:span><text:span text:style-name="NormalTok">(</text:span><text:span text:style-name="DecValTok">50</text:span><text:span text:style-name="NormalTok">) </text:span><text:span text:style-name="KeywordTok">NOT</text:span><text:span text:style-name="NormalTok"> </text:span><text:span text:style-name="KeywordTok">NULL</text:span><text:span text:style-name="NormalTok">;</text:span> </text:p>
            </text:list-item>
            <text:list-item>
              <text:p text:style-name="P45"><text:soft-page-break/><text:span text:style-name="T1">Adding a unique constraint to an existing column</text:span>:</text:p>
              <text:p text:style-name="P11"><text:span text:style-name="KeywordTok">ALTER</text:span><text:span text:style-name="NormalTok"> </text:span><text:span text:style-name="KeywordTok">TABLE</text:span><text:span text:style-name="NormalTok"> users </text:span><text:span text:style-name="KeywordTok">ADD</text:span><text:span text:style-name="NormalTok"> </text:span><text:span text:style-name="KeywordTok">UNIQUE</text:span><text:span text:style-name="NormalTok"> (email);</text:span> </text:p>
            </text:list-item>
            <text:list-item>
              <text:p text:style-name="P45"><text:span text:style-name="T1">Dropping Tables</text:span>: To delete a table and all its data (again, be careful!), you use:</text:p>
              <text:p text:style-name="P11"><text:span text:style-name="KeywordTok">DROP</text:span><text:span text:style-name="NormalTok"> </text:span><text:span text:style-name="KeywordTok">TABLE</text:span><text:span text:style-name="NormalTok"> users;</text:span> </text:p>
            </text:list-item>
          </text:list>
        </text:list-item>
      </text:list>
      <text:h text:style-name="Heading_20_4" text:outline-level="4"><text:bookmark-start text:name="table-management-with-postgresql"/>Table Management with PostgreSQL<text:bookmark-end text:name="table-management-with-postgresql"/></text:h>
      <text:list xml:id="list1963496666" text:style-name="L30">
        <text:list-item>
          <text:p text:style-name="P46"><text:span text:style-name="T1">Creating Tables</text:span>: Similar to MySQL, you use <text:span text:style-name="Source_5f_Text">CREATE TABLE</text:span> with column definitions, data types, and constraints.</text:p>
          <text:p text:style-name="P12"><text:span text:style-name="KeywordTok">CREATE</text:span><text:span text:style-name="NormalTok"> </text:span><text:span text:style-name="KeywordTok">TABLE</text:span><text:span text:style-name="NormalTok"> users (</text:span> </text:p>
          <text:p text:style-name="P12"><text:span text:style-name="NormalTok"><text:s text:c="4"/></text:span><text:span text:style-name="KeywordTok">id</text:span><text:span text:style-name="NormalTok"> SERIAL </text:span><text:span text:style-name="KeywordTok">PRIMARY</text:span><text:span text:style-name="NormalTok"> </text:span><text:span text:style-name="KeywordTok">KEY</text:span><text:span text:style-name="NormalTok">,</text:span> </text:p>
          <text:p text:style-name="P12"><text:span text:style-name="NormalTok"><text:s text:c="4"/>username </text:span><text:span text:style-name="DataTypeTok">VARCHAR</text:span><text:span text:style-name="NormalTok">(</text:span><text:span text:style-name="DecValTok">50</text:span><text:span text:style-name="NormalTok">) </text:span><text:span text:style-name="KeywordTok">UNIQUE</text:span><text:span text:style-name="NormalTok"> </text:span><text:span text:style-name="KeywordTok">NOT</text:span><text:span text:style-name="NormalTok"> </text:span><text:span text:style-name="KeywordTok">NULL</text:span><text:span text:style-name="NormalTok">,</text:span> </text:p>
          <text:p text:style-name="P12"><text:span text:style-name="NormalTok"><text:s text:c="4"/>email </text:span><text:span text:style-name="DataTypeTok">VARCHAR</text:span><text:span text:style-name="NormalTok">(</text:span><text:span text:style-name="DecValTok">100</text:span><text:span text:style-name="NormalTok">) </text:span><text:span text:style-name="KeywordTok">NOT</text:span><text:span text:style-name="NormalTok"> </text:span><text:span text:style-name="KeywordTok">NULL</text:span><text:span text:style-name="NormalTok">,</text:span> </text:p>
          <text:p text:style-name="P12"><text:span text:style-name="NormalTok"><text:s text:c="4"/>registration_date </text:span><text:span text:style-name="DataTypeTok">DATE</text:span> </text:p>
          <text:p text:style-name="P12"><text:span text:style-name="NormalTok">);</text:span> </text:p>
          <text:p text:style-name="P46">Note the use of <text:span text:style-name="Source_5f_Text">SERIAL</text:span> which automatically creates an auto-incrementing integer column and a related sequence.</text:p>
        </text:list-item>
        <text:list-item>
          <text:p text:style-name="P46"><text:span text:style-name="T1">Listing Tables</text:span>: To see tables in the current database (and schema), you can use the <text:span text:style-name="Source_5f_Text">\dt</text:span> command in <text:span text:style-name="Source_5f_Text">psql</text:span>:</text:p>
          <text:p text:style-name="P12"><text:span text:style-name="NormalTok">\dt</text:span> </text:p>
          <text:p text:style-name="P46">To see tables in all schemas, you can use:</text:p>
          <text:p text:style-name="P12"><text:span text:style-name="NormalTok">\dt </text:span><text:span text:style-name="OperatorTok">*</text:span><text:span text:style-name="NormalTok">.</text:span><text:span text:style-name="OperatorTok">*</text:span> </text:p>
          <text:p text:style-name="P46">Alternatively, query the system catalog:</text:p>
          <text:p text:style-name="P12"><text:span text:style-name="KeywordTok">SELECT</text:span><text:span text:style-name="NormalTok"> table_name </text:span><text:span text:style-name="KeywordTok">FROM</text:span><text:span text:style-name="NormalTok"> information_schema.</text:span><text:span text:style-name="KeywordTok">tables</text:span><text:span text:style-name="NormalTok"> </text:span><text:span text:style-name="KeywordTok">WHERE</text:span><text:span text:style-name="NormalTok"> table_schema </text:span><text:span text:style-name="OperatorTok">=</text:span><text:span text:style-name="NormalTok"> </text:span><text:span text:style-name="StringTok">'public'</text:span><text:span text:style-name="NormalTok">; </text:span><text:span text:style-name="CommentTok">-- Or another schema name</text:span> </text:p>
        </text:list-item>
        <text:list-item>
          <text:p text:style-name="P46"><text:span text:style-name="T1">Describing Tables</text:span>: Use the <text:span text:style-name="Source_5f_Text">\d</text:span> command followed by the table name in <text:span text:style-name="Source_5f_Text">psql</text:span>:</text:p>
          <text:p text:style-name="P12"><text:span text:style-name="NormalTok">\d users</text:span> </text:p>
        </text:list-item>
        <text:list-item>
          <text:p text:style-name="P46"><text:span text:style-name="T1">Altering Tables</text:span>: The <text:span text:style-name="Source_5f_Text">ALTER TABLE</text:span> statement is also used in PostgreSQL, with similar capabilities:</text:p>
          <text:list text:style-name="L31">
            <text:list-item>
              <text:p text:style-name="P47"><text:span text:style-name="T1">Adding a column</text:span>:</text:p>
              <text:p text:style-name="P13"><text:span text:style-name="KeywordTok">ALTER</text:span><text:span text:style-name="NormalTok"> </text:span><text:span text:style-name="KeywordTok">TABLE</text:span><text:span text:style-name="NormalTok"> users </text:span><text:span text:style-name="KeywordTok">ADD</text:span><text:span text:style-name="NormalTok"> </text:span><text:span text:style-name="KeywordTok">COLUMN</text:span><text:span text:style-name="NormalTok"> city </text:span><text:span text:style-name="DataTypeTok">VARCHAR</text:span><text:span text:style-name="NormalTok">(</text:span><text:span text:style-name="DecValTok">50</text:span><text:span text:style-name="NormalTok">);</text:span> </text:p>
            </text:list-item>
            <text:list-item>
              <text:p text:style-name="P47"><text:span text:style-name="T1">Modifying a column's data type</text:span>:</text:p>
              <text:p text:style-name="P13"><text:span text:style-name="KeywordTok">ALTER</text:span><text:span text:style-name="NormalTok"> </text:span><text:span text:style-name="KeywordTok">TABLE</text:span><text:span text:style-name="NormalTok"> users </text:span><text:span text:style-name="KeywordTok">ALTER</text:span><text:span text:style-name="NormalTok"> </text:span><text:span text:style-name="KeywordTok">COLUMN</text:span><text:span text:style-name="NormalTok"> email </text:span><text:span text:style-name="KeywordTok">TYPE</text:span><text:span text:style-name="NormalTok"> </text:span><text:span text:style-name="DataTypeTok">VARCHAR</text:span><text:span text:style-name="NormalTok">(</text:span><text:span text:style-name="DecValTok">150</text:span><text:span text:style-name="NormalTok">);</text:span> </text:p>
            </text:list-item>
            <text:list-item>
              <text:p text:style-name="P47"><text:span text:style-name="T1">Adding a</text:span> <text:span text:style-name="Source_5f_Text">NOT NULL</text:span> <text:span text:style-name="T1">constraint</text:span>:</text:p>
              <text:p text:style-name="P13"><text:span text:style-name="KeywordTok">ALTER</text:span><text:span text:style-name="NormalTok"> </text:span><text:span text:style-name="KeywordTok">TABLE</text:span><text:span text:style-name="NormalTok"> users </text:span><text:span text:style-name="KeywordTok">ALTER</text:span><text:span text:style-name="NormalTok"> </text:span><text:span text:style-name="KeywordTok">COLUMN</text:span><text:span text:style-name="NormalTok"> city </text:span><text:span text:style-name="KeywordTok">SET</text:span><text:span text:style-name="NormalTok"> </text:span><text:span text:style-name="KeywordTok">NOT</text:span><text:span text:style-name="NormalTok"> </text:span><text:span text:style-name="KeywordTok">NULL</text:span><text:span text:style-name="NormalTok">;</text:span> </text:p>
            </text:list-item>
            <text:list-item>
              <text:p text:style-name="P47"><text:span text:style-name="T1">Adding a unique constraint to an existing column</text:span>:</text:p>
              <text:p text:style-name="P13"><text:span text:style-name="KeywordTok">ALTER</text:span><text:span text:style-name="NormalTok"> </text:span><text:span text:style-name="KeywordTok">TABLE</text:span><text:span text:style-name="NormalTok"> users </text:span><text:span text:style-name="KeywordTok">ADD</text:span><text:span text:style-name="NormalTok"> </text:span><text:span text:style-name="KeywordTok">UNIQUE</text:span><text:span text:style-name="NormalTok"> (email);</text:span> </text:p>
            </text:list-item>
            <text:list-item>
              <text:p text:style-name="P47"><text:span text:style-name="T1">Dropping Tables</text:span>:</text:p>
              <text:p text:style-name="P13"><text:span text:style-name="KeywordTok">DROP</text:span><text:span text:style-name="NormalTok"> </text:span><text:span text:style-name="KeywordTok">TABLE</text:span><text:span text:style-name="NormalTok"> users;</text:span> </text:p>
            </text:list-item>
          </text:list>
        </text:list-item>
      </text:list>
      <text:p text:style-name="First_20_paragraph"><text:soft-page-break/>As you can see, the fundamental operations are quite similar across the systems, although the specific syntax might have slight variations. Understanding data types is also important here, as they determine what kind of data can be stored in each column.</text:p>
      <text:h text:style-name="Heading_20_2" text:outline-level="2"><text:bookmark-start text:name="basic-data-manipulation"/>Basic Data Manipulation<text:bookmark-end text:name="basic-data-manipulation"/></text:h>
      <text:p text:style-name="First_20_paragraph">This is where you'll learn how to interact with the data inside your tables. The four fundamental SQL commands for this are:</text:p>
      <text:list xml:id="list3092976331" text:style-name="L32">
        <text:list-item>
          <text:p text:style-name="P48"><text:span text:style-name="T1">SELECT</text:span>: Used to retrieve data from one or more tables. It's how you ask the database to show you specific information.</text:p>
        </text:list-item>
        <text:list-item>
          <text:p text:style-name="P48"><text:span text:style-name="T1">INSERT</text:span>: Used to add new rows of data into a table. It's how you put new information into your database.</text:p>
        </text:list-item>
        <text:list-item>
          <text:p text:style-name="P48"><text:span text:style-name="T1">UPDATE</text:span>: Used to modify existing data in a table. It's how you change information that's already there.</text:p>
        </text:list-item>
        <text:list-item>
          <text:p text:style-name="P48"><text:span text:style-name="T1">DELETE</text:span>: Used to remove rows from a table. It's how you take information out of your database.</text:p>
        </text:list-item>
      </text:list>
      <text:p text:style-name="First_20_paragraph">Let's look at a simple example for each:</text:p>
      <text:h text:style-name="Heading_20_3" text:outline-level="3"><text:bookmark-start text:name="select"/>SELECT<text:bookmark-end text:name="select"/></text:h>
      <text:p text:style-name="First_20_paragraph">Imagine you have a <text:span text:style-name="Source_5f_Text">users</text:span> table with columns like <text:span text:style-name="Source_5f_Text">id</text:span>, <text:span text:style-name="Source_5f_Text">username</text:span>, and <text:span text:style-name="Source_5f_Text">email</text:span>. To retrieve all the usernames and emails from this table, you would use:</text:p>
      <text:p text:style-name="Preformatted_20_Text"><text:span text:style-name="KeywordTok">SELECT</text:span><text:span text:style-name="NormalTok"> username, email </text:span><text:span text:style-name="KeywordTok">FROM</text:span><text:span text:style-name="NormalTok"> users;</text:span> </text:p>
      <text:p text:style-name="First_20_paragraph">To retrieve all columns, you can use <text:span text:style-name="Source_5f_Text">*</text:span>:</text:p>
      <text:p text:style-name="Preformatted_20_Text"><text:span text:style-name="KeywordTok">SELECT</text:span><text:span text:style-name="NormalTok"> </text:span><text:span text:style-name="OperatorTok">*</text:span><text:span text:style-name="NormalTok"> </text:span><text:span text:style-name="KeywordTok">FROM</text:span><text:span text:style-name="NormalTok"> users;</text:span> </text:p>
      <text:p text:style-name="First_20_paragraph">You can also add conditions using the <text:span text:style-name="Source_5f_Text">WHERE</text:span> clause. For example, to get the information for the user with the <text:span text:style-name="Source_5f_Text">ID</text:span> of <text:span text:style-name="Source_5f_Text">1</text:span>:</text:p>
      <text:p text:style-name="Preformatted_20_Text"><text:span text:style-name="KeywordTok">SELECT</text:span><text:span text:style-name="NormalTok"> </text:span><text:span text:style-name="OperatorTok">*</text:span><text:span text:style-name="NormalTok"> </text:span><text:span text:style-name="KeywordTok">FROM</text:span><text:span text:style-name="NormalTok"> users </text:span><text:span text:style-name="KeywordTok">WHERE</text:span><text:span text:style-name="NormalTok"> </text:span><text:span text:style-name="KeywordTok">id</text:span><text:span text:style-name="NormalTok"> </text:span><text:span text:style-name="OperatorTok">=</text:span><text:span text:style-name="NormalTok"> </text:span><text:span text:style-name="DecValTok">1</text:span><text:span text:style-name="NormalTok">;</text:span> </text:p>
      <text:h text:style-name="Heading_20_3" text:outline-level="3"><text:bookmark-start text:name="insert"/>INSERT<text:bookmark-end text:name="insert"/></text:h>
      <text:p text:style-name="First_20_paragraph">To add a new user to the <text:span text:style-name="Source_5f_Text">users</text:span> table, you would specify the table name and the values for each column:</text:p>
      <text:p text:style-name="Preformatted_20_Text"><text:span text:style-name="KeywordTok">INSERT</text:span><text:span text:style-name="NormalTok"> </text:span><text:span text:style-name="KeywordTok">INTO</text:span><text:span text:style-name="NormalTok"> users (username, email, registration_date) </text:span><text:span text:style-name="KeywordTok">VALUES</text:span><text:span text:style-name="NormalTok"> (</text:span><text:span text:style-name="StringTok">'newuser'</text:span><text:span text:style-name="NormalTok">, </text:span><text:span text:style-name="StringTok">'newuser@example.com'</text:span><text:span text:style-name="NormalTok">, </text:span><text:span text:style-name="StringTok">'2025-05-13'</text:span><text:span text:style-name="NormalTok">);</text:span> </text:p>
      <text:p text:style-name="First_20_paragraph">If you are providing values for all columns in the table in their defined order, you can omit the column names:</text:p>
      <text:p text:style-name="Preformatted_20_Text"><text:span text:style-name="KeywordTok">INSERT</text:span><text:span text:style-name="NormalTok"> </text:span><text:span text:style-name="KeywordTok">INTO</text:span><text:span text:style-name="NormalTok"> users </text:span><text:span text:style-name="KeywordTok">VALUES</text:span><text:span text:style-name="NormalTok"> (</text:span><text:span text:style-name="KeywordTok">NULL</text:span><text:span text:style-name="NormalTok">, </text:span><text:span text:style-name="StringTok">'anotheruser'</text:span><text:span text:style-name="NormalTok">, </text:span><text:span text:style-name="StringTok">'another@example.com'</text:span><text:span text:style-name="NormalTok">, </text:span><text:span text:style-name="StringTok">'2025-05-13'</text:span><text:span text:style-name="NormalTok">);</text:span> </text:p>
      <text:p text:style-name="First_20_paragraph">(Note: <text:span text:style-name="Source_5f_Text">NULL</text:span> is used here for the id column assuming it's auto-incrementing.)</text:p>
      <text:h text:style-name="Heading_20_3" text:outline-level="3"><text:bookmark-start text:name="update"/><text:soft-page-break/>UPDATE<text:bookmark-end text:name="update"/></text:h>
      <text:p text:style-name="First_20_paragraph">To change the email address of the user with the ID of 1, you would use the <text:span text:style-name="Source_5f_Text">UPDATE</text:span> command along with the <text:span text:style-name="Source_5f_Text">SET</text:span> clause to specify which column to modify and the <text:span text:style-name="Source_5f_Text">WHERE</text:span> clause to identify the row(s) to update:</text:p>
      <text:p text:style-name="Preformatted_20_Text"><text:span text:style-name="KeywordTok">UPDATE</text:span><text:span text:style-name="NormalTok"> users </text:span><text:span text:style-name="KeywordTok">SET</text:span><text:span text:style-name="NormalTok"> email </text:span><text:span text:style-name="OperatorTok">=</text:span><text:span text:style-name="NormalTok"> </text:span><text:span text:style-name="StringTok">'updated@example.com'</text:span><text:span text:style-name="NormalTok"> </text:span><text:span text:style-name="KeywordTok">WHERE</text:span><text:span text:style-name="NormalTok"> </text:span><text:span text:style-name="KeywordTok">id</text:span><text:span text:style-name="NormalTok"> </text:span><text:span text:style-name="OperatorTok">=</text:span><text:span text:style-name="NormalTok"> </text:span><text:span text:style-name="DecValTok">1</text:span><text:span text:style-name="NormalTok">;</text:span> </text:p>
      <text:h text:style-name="Heading_20_3" text:outline-level="3"><text:bookmark-start text:name="delete"/>DELETE<text:bookmark-end text:name="delete"/></text:h>
      <text:p text:style-name="First_20_paragraph">To remove the user with the ID of 2 from the users table, you would use the <text:span text:style-name="Source_5f_Text">DELETE FROM</text:span> command with a <text:span text:style-name="Source_5f_Text">WHERE</text:span> clause to specify which rows to delete:</text:p>
      <text:p text:style-name="Preformatted_20_Text"><text:span text:style-name="KeywordTok">DELETE</text:span><text:span text:style-name="NormalTok"> </text:span><text:span text:style-name="KeywordTok">FROM</text:span><text:span text:style-name="NormalTok"> users </text:span><text:span text:style-name="KeywordTok">WHERE</text:span><text:span text:style-name="NormalTok"> </text:span><text:span text:style-name="KeywordTok">id</text:span><text:span text:style-name="NormalTok"> </text:span><text:span text:style-name="OperatorTok">=</text:span><text:span text:style-name="NormalTok"> </text:span><text:span text:style-name="DecValTok">2</text:span><text:span text:style-name="NormalTok">;</text:span> </text:p>
      <text:p text:style-name="First_20_paragraph"><text:span text:style-name="T1">Important Note</text:span>: Be very careful when using <text:span text:style-name="Source_5f_Text">DELETE</text:span> without a <text:span text:style-name="Source_5f_Text">WHERE</text:span> clause, as it will remove all rows from the table!</text:p>
      <text:p text:style-name="Text_20_body">These four commands form the basis of interacting with data in any relational database. The syntax is generally consistent across MySQL, MariaDB, and PostgreSQL.</text:p>
      <text:h text:style-name="Heading_20_2" text:outline-level="2"><text:bookmark-start text:name="backup-and-restore"/>Backup and Restore<text:bookmark-end text:name="backup-and-restore"/></text:h>
      <text:p text:style-name="First_20_paragraph">This is arguably one of the most critical aspects of database administration. Imagine all the valuable data you've been managing – losing it due to a hardware failure, a software glitch, or even a simple human error would be a major setback! Regular backups are your safety net, allowing you to restore your database to a previous working state.</text:p>
      <text:p text:style-name="Text_20_body">There are different types of backups, but we'll focus on basic logical backups using command-line tools. Logical backups contain the structure of your database (schemas, tables) and the data itself in a format that can be re-executed to rebuild the database.</text:p>
      <text:p text:style-name="Text_20_body">Here's how you can perform basic logical backups for each of our databases:</text:p>
      <text:h text:style-name="Heading_20_3" text:outline-level="3"><text:bookmark-start text:name="backup-your-database"/>Backup Your Database<text:bookmark-end text:name="backup-your-database"/></text:h>
      <text:h text:style-name="Heading_20_4" text:outline-level="4"><text:bookmark-start text:name="backup-with-mysql-and-mariadb"/>Backup with MySQL and MariaDB<text:bookmark-end text:name="backup-with-mysql-and-mariadb"/></text:h>
      <text:p text:style-name="First_20_paragraph">The primary tool for creating logical backups is <text:span text:style-name="Source_5f_Text">mysqldump</text:span>. You can use it to back up entire databases or specific tables.</text:p>
      <text:list xml:id="list824991198" text:style-name="L33">
        <text:list-item>
          <text:p text:style-name="P49"><text:span text:style-name="T1">Backing up an entire database</text:span>:</text:p>
          <text:p text:style-name="P14"><text:span text:style-name="ExtensionTok">mysqldump</text:span><text:span text:style-name="NormalTok"> </text:span><text:span text:style-name="AttributeTok">-u</text:span><text:span text:style-name="NormalTok"> </text:span><text:span text:style-name="OperatorTok">&lt;</text:span><text:span text:style-name="NormalTok">username</text:span><text:span text:style-name="OperatorTok">&gt;</text:span><text:span text:style-name="NormalTok"> -p </text:span><text:span text:style-name="OperatorTok">&lt;</text:span><text:span text:style-name="NormalTok">database_name</text:span><text:span text:style-name="OperatorTok">&gt;</text:span><text:span text:style-name="NormalTok"> </text:span><text:span text:style-name="OperatorTok">&gt;</text:span><text:span text:style-name="NormalTok"> </text:span><text:span text:style-name="OperatorTok">&lt;</text:span><text:span text:style-name="NormalTok">backup_file.sql</text:span><text:span text:style-name="OperatorTok">&gt;</text:span> </text:p>
          <text:p text:style-name="P49">Replace <text:span text:style-name="Source_5f_Text">&lt;username&gt;</text:span> with your MySQL user, <text:span text:style-name="Source_5f_Text">&lt;database_name&gt;</text:span> with the name of the database you want to back up, and <text:span text:style-name="Source_5f_Text">&lt;backup_file.sql&gt;</text:span> with the name you want to give to your backup file (it's common to use the <text:span text:style-name="Source_5f_Text">.sql</text:span> extension). You'll be prompted for the password.</text:p>
        </text:list-item>
        <text:list-item>
          <text:p text:style-name="P49"><text:soft-page-break/><text:span text:style-name="T1">Backing up specific tables</text:span>:</text:p>
          <text:p text:style-name="P14"><text:span text:style-name="ExtensionTok">mysqldump</text:span><text:span text:style-name="NormalTok"> </text:span><text:span text:style-name="AttributeTok">-u</text:span><text:span text:style-name="NormalTok"> </text:span><text:span text:style-name="OperatorTok">&lt;</text:span><text:span text:style-name="NormalTok">username</text:span><text:span text:style-name="OperatorTok">&gt;</text:span><text:span text:style-name="NormalTok"> -p </text:span><text:span text:style-name="OperatorTok">&lt;</text:span><text:span text:style-name="NormalTok">database_name</text:span><text:span text:style-name="OperatorTok">&gt;</text:span><text:span text:style-name="NormalTok"> </text:span><text:span text:style-name="OperatorTok">&lt;</text:span><text:span text:style-name="NormalTok">table1</text:span><text:span text:style-name="OperatorTok">&gt;</text:span><text:span text:style-name="NormalTok"> </text:span><text:span text:style-name="OperatorTok">&lt;</text:span><text:span text:style-name="NormalTok">table2</text:span><text:span text:style-name="OperatorTok">&gt;</text:span><text:span text:style-name="NormalTok"> </text:span><text:span text:style-name="OperatorTok">&gt;</text:span><text:span text:style-name="NormalTok"> </text:span><text:span text:style-name="OperatorTok">&lt;</text:span><text:span text:style-name="NormalTok">backup_file.sql</text:span><text:span text:style-name="OperatorTok">&gt;</text:span> </text:p>
          <text:p text:style-name="P49">Just list the names of the tables you want to include in the backup.</text:p>
        </text:list-item>
      </text:list>
      <text:p text:style-name="First_20_paragraph">The resulting <text:span text:style-name="Source_5f_Text">&lt;backup_file.sql&gt;</text:span> is a text file containing SQL commands to recreate your database and insert the data.</text:p>
      <text:h text:style-name="Heading_20_4" text:outline-level="4"><text:bookmark-start text:name="backup-with-postgresql"/>Backup with PostgreSQL<text:bookmark-end text:name="backup-with-postgresql"/></text:h>
      <text:p text:style-name="First_20_paragraph">The main tool for creating logical backups in PostgreSQL is <text:span text:style-name="Source_5f_Text">pg_dump</text:span>.</text:p>
      <text:list xml:id="list1147244491" text:style-name="L34">
        <text:list-item>
          <text:p text:style-name="P50"><text:span text:style-name="T1">Backing up an entire database</text:span>:</text:p>
          <text:p text:style-name="P15"><text:span text:style-name="ExtensionTok">pg_dump</text:span><text:span text:style-name="NormalTok"> </text:span><text:span text:style-name="AttributeTok">-U</text:span><text:span text:style-name="NormalTok"> </text:span><text:span text:style-name="OperatorTok">&lt;</text:span><text:span text:style-name="NormalTok">username</text:span><text:span text:style-name="OperatorTok">&gt;</text:span><text:span text:style-name="NormalTok"> -d </text:span><text:span text:style-name="OperatorTok">&lt;</text:span><text:span text:style-name="NormalTok">database_name</text:span><text:span text:style-name="OperatorTok">&gt;</text:span><text:span text:style-name="NormalTok"> -f </text:span><text:span text:style-name="OperatorTok">&lt;</text:span><text:span text:style-name="NormalTok">backup_file.sql</text:span><text:span text:style-name="OperatorTok">&gt;</text:span> </text:p>
          <text:p text:style-name="P50">Here, <text:span text:style-name="Source_5f_Text">-U</text:span> specifies the PostgreSQL user, <text:span text:style-name="Source_5f_Text">-d</text:span> specifies the database name, and <text:span text:style-name="Source_5f_Text">-f</text:span> specifies the output file. You might be prompted for the password.</text:p>
        </text:list-item>
        <text:list-item>
          <text:p text:style-name="P50"><text:span text:style-name="T1">Backing up specific tables</text:span>:</text:p>
          <text:p text:style-name="P15"><text:span text:style-name="ExtensionTok">pg_dump</text:span><text:span text:style-name="NormalTok"> </text:span><text:span text:style-name="AttributeTok">-U</text:span><text:span text:style-name="NormalTok"> </text:span><text:span text:style-name="OperatorTok">&lt;</text:span><text:span text:style-name="NormalTok">username</text:span><text:span text:style-name="OperatorTok">&gt;</text:span><text:span text:style-name="NormalTok"> -d </text:span><text:span text:style-name="OperatorTok">&lt;</text:span><text:span text:style-name="NormalTok">database_name</text:span><text:span text:style-name="OperatorTok">&gt;</text:span><text:span text:style-name="NormalTok"> -t </text:span><text:span text:style-name="OperatorTok">&lt;</text:span><text:span text:style-name="NormalTok">table1</text:span><text:span text:style-name="OperatorTok">&gt;</text:span><text:span text:style-name="NormalTok"> -t </text:span><text:span text:style-name="OperatorTok">&lt;</text:span><text:span text:style-name="NormalTok">table2</text:span><text:span text:style-name="OperatorTok">&gt;</text:span><text:span text:style-name="NormalTok"> -f </text:span><text:span text:style-name="OperatorTok">&lt;</text:span><text:span text:style-name="NormalTok">backup_file.sql</text:span><text:span text:style-name="OperatorTok">&gt;</text:span> </text:p>
          <text:p text:style-name="P50">Use the <text:span text:style-name="Source_5f_Text">-t</text:span> option followed by the table name for each table you want to back up.</text:p>
        </text:list-item>
      </text:list>
      <text:p text:style-name="First_20_paragraph">Just like <text:span text:style-name="Source_5f_Text">mysqldump</text:span>, <text:span text:style-name="Source_5f_Text">pg_dump</text:span> creates a <text:span text:style-name="Source_5f_Text">.sql</text:span> file with the necessary SQL commands.</text:p>
      <text:p text:style-name="Text_20_body">It's a good practice to regularly perform backups and to store these backup files in a secure location separate from your database server. You might also consider automating this process using cron jobs.</text:p>
      <text:h text:style-name="Heading_20_3" text:outline-level="3"><text:bookmark-start text:name="restore-your-database"/>Restore Your Database<text:bookmark-end text:name="restore-your-database"/></text:h>
      <text:p text:style-name="First_20_paragraph">The process involves using the command-line tools we discussed earlier to execute the SQL commands stored in your backup file against the database server.</text:p>
      <text:p text:style-name="Text_20_body">Here's how you generally restore:</text:p>
      <text:h text:style-name="Heading_20_4" text:outline-level="4"><text:bookmark-start text:name="restore-with-mysql-and-mariadb"/>Restore with MySQL and MariaDB<text:bookmark-end text:name="restore-with-mysql-and-mariadb"/></text:h>
      <text:p text:style-name="First_20_paragraph">You use the mysql command-line client to execute the SQL file you created with mysqldump.</text:p>
      <text:list xml:id="list3652051913" text:style-name="L35">
        <text:list-item>
          <text:p text:style-name="P51"><text:span text:style-name="T1">Restoring an entire database</text:span>:</text:p>
          <text:p text:style-name="P51">First, you might need to create an empty database if it doesn't already exist:</text:p>
          <text:p text:style-name="P16"><text:span text:style-name="KeywordTok">CREATE</text:span><text:span text:style-name="NormalTok"> </text:span><text:span text:style-name="KeywordTok">DATABASE</text:span><text:span text:style-name="NormalTok"> </text:span><text:span text:style-name="OperatorTok">&lt;</text:span><text:span text:style-name="NormalTok">database_name</text:span><text:span text:style-name="OperatorTok">&gt;</text:span><text:span text:style-name="NormalTok">;</text:span> </text:p>
          <text:p text:style-name="P51">Then, you can restore the data by redirecting the content of your backup file to the mysql command:</text:p>
          <text:p text:style-name="P16"><text:span text:style-name="ExtensionTok">mysql</text:span><text:span text:style-name="NormalTok"> </text:span><text:span text:style-name="AttributeTok">-u</text:span><text:span text:style-name="NormalTok"> </text:span><text:span text:style-name="OperatorTok">&lt;</text:span><text:span text:style-name="NormalTok">username</text:span><text:span text:style-name="OperatorTok">&gt;</text:span><text:span text:style-name="NormalTok"> -p </text:span><text:span text:style-name="OperatorTok">&lt;</text:span><text:span text:style-name="NormalTok">database_name</text:span><text:span text:style-name="OperatorTok">&gt;</text:span><text:span text:style-name="NormalTok"> </text:span><text:span text:style-name="OperatorTok">&lt;</text:span><text:span text:style-name="NormalTok"> </text:span><text:span text:style-name="OperatorTok">&lt;</text:span><text:span text:style-name="NormalTok">backup_file.sql</text:span><text:span text:style-name="OperatorTok">&gt;</text:span> </text:p>
          <text:p text:style-name="P51"><text:soft-page-break/>Replace <text:span text:style-name="Source_5f_Text">&lt;username&gt;</text:span> with your MySQL user, <text:span text:style-name="Source_5f_Text">&lt;database_name&gt;</text:span> with the name of the database you want to restore into, and <text:span text:style-name="Source_5f_Text">&lt;backup_file.sql&gt;</text:span> with the path to your backup file. You'll be prompted for the password.</text:p>
        </text:list-item>
      </text:list>
      <text:h text:style-name="Heading_20_4" text:outline-level="4"><text:bookmark-start text:name="restore-with-postgresql"/>Restore with PostgreSQL<text:bookmark-end text:name="restore-with-postgresql"/></text:h>
      <text:p text:style-name="First_20_paragraph">You use the <text:span text:style-name="Source_5f_Text">psql</text:span> command-line client or the <text:span text:style-name="Source_5f_Text">pg_restore</text:span> tool. For a .sql format backup created with <text:span text:style-name="Source_5f_Text">pg_dump</text:span> (which we discussed), <text:span text:style-name="Source_5f_Text">psql</text:span> is typically used:</text:p>
      <text:list xml:id="list3441697089" text:style-name="L36">
        <text:list-item>
          <text:p text:style-name="P52"><text:span text:style-name="T1">Restoring an entire database</text:span>:</text:p>
          <text:p text:style-name="P52">Similar to MySQL, you might need to create the database first if it's a full restore:</text:p>
          <text:p text:style-name="P17"><text:span text:style-name="KeywordTok">CREATE</text:span><text:span text:style-name="NormalTok"> </text:span><text:span text:style-name="KeywordTok">DATABASE</text:span><text:span text:style-name="NormalTok"> </text:span><text:span text:style-name="OperatorTok">&lt;</text:span><text:span text:style-name="NormalTok">database_name</text:span><text:span text:style-name="OperatorTok">&gt;</text:span><text:span text:style-name="NormalTok">;</text:span> </text:p>
          <text:p text:style-name="P52">Then, you can restore by using <text:span text:style-name="Source_5f_Text">psql</text:span> and redirecting the backup file:</text:p>
          <text:p text:style-name="P17"><text:span text:style-name="ExtensionTok">psql</text:span><text:span text:style-name="NormalTok"> </text:span><text:span text:style-name="AttributeTok">-U</text:span><text:span text:style-name="NormalTok"> </text:span><text:span text:style-name="OperatorTok">&lt;</text:span><text:span text:style-name="NormalTok">username</text:span><text:span text:style-name="OperatorTok">&gt;</text:span><text:span text:style-name="NormalTok"> -d </text:span><text:span text:style-name="OperatorTok">&lt;</text:span><text:span text:style-name="NormalTok">database_name</text:span><text:span text:style-name="OperatorTok">&gt;</text:span><text:span text:style-name="NormalTok"> -f </text:span><text:span text:style-name="OperatorTok">&lt;</text:span><text:span text:style-name="NormalTok">backup_file.sql</text:span><text:span text:style-name="OperatorTok">&gt;</text:span> </text:p>
          <text:p text:style-name="P52">Here, <text:span text:style-name="Source_5f_Text">-U</text:span> is your PostgreSQL user, <text:span text:style-name="Source_5f_Text">-d</text:span> is the target database, and <text:span text:style-name="Source_5f_Text">-f</text:span> specifies the backup file. You might be prompted for the password.</text:p>
        </text:list-item>
      </text:list>
      <text:p text:style-name="First_20_paragraph">It's important to ensure that the database you are restoring into exists (or you create it first) and that the user you are using for the restore has the necessary privileges to create objects and insert da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8:33:51Z</meta:creation-date>
    <dc:date>2025-06-10T12:13:02.378366819</dc:date>
    <meta:editing-duration>PT33S</meta:editing-duration>
    <meta:editing-cycles>1</meta:editing-cycles>
    <meta:document-statistic meta:table-count="0" meta:image-count="0" meta:object-count="0" meta:page-count="11" meta:paragraph-count="250" meta:word-count="3219" meta:character-count="19470" meta:non-whitespace-character-count="16536"/>
  </office:meta>
</office:document-meta>
</file>